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3.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3"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3.C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4.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5" style:family="table">
      <style:table-properties style:width="18.45cm" table:align="left"/>
    </style:style>
    <style:style style:name="Tabela5.A" style:family="table-column">
      <style:table-column-properties style:column-width="4.78cm"/>
    </style:style>
    <style:style style:name="Tabela5.B" style:family="table-column">
      <style:table-column-properties style:column-width="13.67cm"/>
    </style:style>
    <style:style style:name="Tabela5.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5.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5.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5.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P40" style:family="paragraph" style:parent-style-name="Heading_20_1">
      <style:paragraph-properties fo:margin-top="0cm" fo:margin-bottom="0cm" style:contextual-spacing="false" fo:text-align="start" style:justify-single-word="false"/>
    </style:style>
    <style:style style:name="P41" style:family="paragraph" style:parent-style-name="Preformatted_20_Text">
      <style:paragraph-properties fo:margin-top="0cm" fo:margin-bottom="0cm" style:contextual-spacing="false" fo:line-height="115%" fo:text-align="justify" style:justify-single-word="false" fo:padding="0.4cm" fo:border="0.06pt solid #000000" style:shadow="#808080 0.176cm 0.176cm"/>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able_20_Contents">
      <style:paragraph-properties fo:margin-top="0cm" fo:margin-bottom="0cm" style:contextual-spacing="false" fo:line-height="115%" fo:text-align="justify" style:justify-single-word="false"/>
      <style:text-properties fo:font-weight="bold"/>
    </style:style>
    <style:style style:name="P44" style:family="paragraph" style:parent-style-name="Table_20_Contents">
      <style:paragraph-properties fo:margin-top="0cm" fo:margin-bottom="0cm" style:contextual-spacing="false" fo:line-height="115%" fo:text-align="justify" style:justify-single-word="false"/>
      <style:text-properties officeooo:rsid="000d0103" officeooo:paragraph-rsid="000d0103"/>
    </style:style>
    <style:style style:name="P45" style:family="paragraph" style:parent-style-name="Preformatted_20_Text">
      <style:paragraph-properties fo:margin-top="0cm" fo:margin-bottom="0cm" style:contextual-spacing="false" fo:line-height="115%" fo:text-align="justify" style:justify-single-word="false"/>
      <style:text-properties officeooo:paragraph-rsid="000d0103"/>
    </style:style>
    <style:style style:name="P46" style:family="paragraph" style:parent-style-name="Standard">
      <style:text-properties style:font-name="Liberation Serif"/>
    </style:style>
    <style:style style:name="P47" style:family="paragraph" style:parent-style-name="Text_20_body" style:list-style-name="L18">
      <style:paragraph-properties fo:margin-top="0cm" fo:margin-bottom="0cm" style:contextual-spacing="false" fo:text-align="justify" style:justify-single-word="false"/>
    </style:style>
    <style:style style:name="P48" style:family="paragraph" style:parent-style-name="Heading_20_1">
      <style:paragraph-properties fo:margin-top="0cm" fo:margin-bottom="0cm" style:contextual-spacing="false" fo:text-align="justify" style:justify-single-word="false"/>
    </style:style>
    <style:style style:name="P49" style:family="paragraph" style:parent-style-name="Text_20_body" style:list-style-name="L19">
      <style:paragraph-properties fo:margin-top="0cm" fo:margin-bottom="0cm" style:contextual-spacing="false" fo:text-align="justify" style:justify-single-word="false"/>
    </style:style>
    <style:style style:name="P50" style:family="paragraph" style:parent-style-name="Text_20_body" style:list-style-name="L20">
      <style:paragraph-properties fo:margin-top="0cm" fo:margin-bottom="0cm" style:contextual-spacing="false" fo:text-align="justify" style:justify-single-word="false"/>
    </style:style>
    <style:style style:name="P51" style:family="paragraph" style:parent-style-name="Text_20_body" style:list-style-name="L21">
      <style:paragraph-properties fo:margin-top="0cm" fo:margin-bottom="0cm" style:contextual-spacing="false" fo:text-align="justify" style:justify-single-word="false"/>
    </style:style>
    <style:style style:name="P52" style:family="paragraph" style:parent-style-name="Text_20_body" style:list-style-name="L22">
      <style:paragraph-properties fo:margin-top="0cm" fo:margin-bottom="0cm" style:contextual-spacing="false" fo:text-align="justify" style:justify-single-word="false"/>
    </style:style>
    <style:style style:name="P53" style:family="paragraph" style:parent-style-name="Text_20_body" style:list-style-name="L23">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T8" style:family="text">
      <style:text-properties style:font-name="Liberation Seri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p text:style-name="P1"><text:a xlink:type="simple" xlink:href="#__RefHeading___Toc1633_3555358693" office:name="Controle de Fluxo em Loops JavaScript: Desvendando break e continue" text:style-name="Index_20_Link" text:visited-style-name="Index_20_Link">Controle de Fluxo em Loops JavaScript: Desvendando break e continue<text:tab/>13</text:a></text:p>
          <text:p text:style-name="P1"><text:a xlink:type="simple" xlink:href="#__RefHeading___Toc1635_3555358693" office:name="Introdução às Funções em JavaScript" text:style-name="Index_20_Link" text:visited-style-name="Index_20_Link">Introdução às Funções em JavaScript<text:tab/>16</text:a></text:p>
          <text:p text:style-name="P1"><text:a xlink:type="simple" xlink:href="#__RefHeading___Toc1637_3555358693" office:name="Funções com Retorno em JavaScript" text:style-name="Index_20_Link" text:visited-style-name="Index_20_Link">Funções com Retorno em JavaScript<text:tab/>19</text:a></text:p>
          <text:p text:style-name="P1"><text:a xlink:type="simple" xlink:href="#__RefHeading___Toc1639_3555358693" office:name="Dominando Funções Parametrizadas em JavaScript" text:style-name="Index_20_Link" text:visited-style-name="Index_20_Link">Dominando Funções Parametrizadas em JavaScript<text:tab/>2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text:bookmark-start text:name="__RefHeading___Toc1633_3555358693"/>Controle de Fluxo em Loops JavaScript: Desvendando <text:span text:style-name="Source_20_Text">break</text:span> e <text:span text:style-name="Source_20_Text">continue</text:span><text:bookmark-end text:name="__RefHeading___Toc1633_3555358693"/></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text:bookmark-start text:name="__RefHeading___Toc1635_3555358693"/>Introdução às Funções em JavaScript<text:bookmark-end text:name="__RefHeading___Toc1635_3555358693"/></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text:bookmark-start text:name="__RefHeading___Toc1637_3555358693"/>Funções com Retorno em JavaScript<text:bookmark-end text:name="__RefHeading___Toc1637_3555358693"/></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5"/>
      <text:h text:style-name="P40" text:outline-level="1"><text:bookmark-start text:name="__RefHeading___Toc1639_3555358693"/>Dominando Funções Parametrizadas em JavaScript<text:bookmark-end text:name="__RefHeading___Toc1639_3555358693"/></text:h>
      <text:p text:style-name="P15"/>
      <text:h text:style-name="P4" text:outline-level="2">1. Introdução: O Poder dos Parâmetros em Funções</text:h>
      <text:p text:style-name="P3"/>
      <text:p text:style-name="P15">Este documento resume os conceitos essenciais sobre funções parametrizadas em JavaScript, conforme apresentado na aula. Parâmetros são o mecanismo fundamental que torna as funções reutilizáveis e dinâmicas, permitindo que elas processem diferentes dados a cada chamada e se tornem blocos de construção versáteis para qualquer aplicação.</text:p>
      <text:p text:style-name="P15"/>
      <text:p text:style-name="P15">Uma <text:span text:style-name="T1">função parametrizada</text:span> é uma função projetada para receber valores, chamados de <text:span text:style-name="T3">argumentos</text:span>, no momento de sua execução. Esses valores são passados através dos parênteses na chamada da função e podem ser utilizados dentro do seu bloco de código para realizar operações específicas. A sintaxe básica é direta e intuitiva. Na definição da função, declaramos um ou mais parâmetros. Ao chamar a função, fornecemos os argumentos correspondentes.</text:p>
      <text:p text:style-name="P15"/>
      <text:p text:style-name="P9"><text:span text:style-name="Source_20_Text">// A função é nomeada 'soma', mas aqui a usamos para demonstrar</text:span></text:p>
      <text:p text:style-name="P9"><text:span text:style-name="Source_20_Text">// a passagem de um único parâmetro, como no exemplo da aula.</text:span></text:p>
      <text:p text:style-name="P9"><text:span text:style-name="Source_20_Text">function soma(p1) {</text:span></text:p>
      <text:p text:style-name="P9"><text:span text:style-name="Source_20_Text"><text:s text:c="2"/>console.log(p1);</text:span></text:p>
      <text:p text:style-name="P9"><text:span text:style-name="Source_20_Text">}</text:span></text:p>
      <text:p text:style-name="P9"/>
      <text:p text:style-name="P9"><text:span text:style-name="Source_20_Text">// Chamada da função com argumentos de diferentes tipos</text:span></text:p>
      <text:p text:style-name="P9"><text:span text:style-name="Source_20_Text">soma("Bruno");</text:span></text:p>
      <text:p text:style-name="P9"><text:span text:style-name="Source_20_Text">soma(2022);</text:span></text:p>
      <text:p text:style-name="P9"><text:span text:style-name="Source_20_Text">soma(5.2);</text:span></text:p>
      <text:p text:style-name="P10"><text:span text:style-name="Source_20_Text"/></text:p>
      <text:p text:style-name="P15">O fluxo de dados é simples: o valor <text:span text:style-name="Source_20_Text">"Bruno"</text:span>, passado como argumento na primeira chamada, é atribuído ao parâmetro <text:span text:style-name="Source_20_Text">p1</text:span> dentro do escopo da função. Em seguida, <text:span text:style-name="Source_20_Text">console.log(p1)</text:span> utiliza esse valor para exibi-lo no console. Graças à tipagem dinâmica do JavaScript, é possível passar diferentes tipos de dados para o mesmo parâmetro sem modificações na função, como demonstrado com a string (<text:span text:style-name="Source_20_Text">"Bruno"</text:span>), o número inteiro (<text:span text:style-name="Source_20_Text">2022</text:span>) e o número de ponto flutuante (<text:span text:style-name="Source_20_Text">5.2</text:span>). Com essa base estabelecida, podemos avançar para cenários mais complexos que envolvem múltiplos parâmetros e estratégias para tornar o código mais robusto.</text:p>
      <text:p text:style-name="P15"/>
      <text:p text:style-name="P15"/>
      <text:p text:style-name="P15"/>
      <text:h text:style-name="P4" text:outline-level="2"><text:soft-page-break/>2. Trabalhando com Múltiplos Parâmetros e Valores Padrão</text:h>
      <text:p text:style-name="P15"/>
      <text:p text:style-name="P15">Para realizar operações mais complexas, como cálculos matemáticos, é comum que uma função precise receber múltiplos valores. A função <text:span text:style-name="Source_20_Text">soma</text:span>, utilizada como exemplo prático na aula, ilustra perfeitamente essa necessidade. Ao definir uma função com múltiplos parâmetros, a <text:span text:style-name="T1">ordem</text:span> é um fator crítico. A ordem dos argumentos fornecidos na chamada da função corresponde diretamente à ordem dos parâmetros em sua definição.</text:p>
      <text:p text:style-name="P15"/>
      <text:p text:style-name="P9"><text:span text:style-name="Source_20_Text">function soma(n1, n2) {</text:span></text:p>
      <text:p text:style-name="P9"><text:span text:style-name="Source_20_Text"><text:s text:c="2"/>console.log(n1 + n2);</text:span></text:p>
      <text:p text:style-name="P9"><text:span text:style-name="Source_20_Text">}</text:span></text:p>
      <text:p text:style-name="P9"/>
      <text:p text:style-name="P9"><text:span text:style-name="Source_20_Text">// O valor 10 é atribuído a n1, e o valor 5 é atribuído a n2.</text:span></text:p>
      <text:p text:style-name="P9"><text:span text:style-name="Source_20_Text">soma(10, 5); // Saída: 15</text:span></text:p>
      <text:p text:style-name="P10"><text:span text:style-name="Source_20_Text"/></text:p>
      <text:h text:style-name="P8" text:outline-level="3">Consequências de Argumentos Faltantes</text:h>
      <text:p text:style-name="P3"/>
      <text:p text:style-name="P15">Um erro comum ocorre quando uma função é chamada com menos argumentos do que o número de parâmetros definidos. Se chamarmos <text:span text:style-name="Source_20_Text">soma(10)</text:span>, o valor <text:span text:style-name="Source_20_Text">10</text:span> será atribuído a <text:span text:style-name="Source_20_Text">n1</text:span>, mas <text:span text:style-name="Source_20_Text">n2</text:span> não receberá nenhum valor, tornando-se <text:span text:style-name="Source_20_Text">undefined</text:span>. A tentativa de realizar uma operação matemática como <text:span text:style-name="Source_20_Text">10 + undefined</text:span> resulta em <text:span text:style-name="Source_20_Text">NaN</text:span> (<text:span text:style-name="T3">Not a Number</text:span>), indicando que o cálculo não pôde ser concluído com sucesso.</text:p>
      <text:p text:style-name="P15"/>
      <text:h text:style-name="P8" text:outline-level="3">A Solução com Valores Padrão</text:h>
      <text:p text:style-name="P3"/>
      <text:p text:style-name="P15">Para evitar esse tipo de erro e criar funções mais resilientes, JavaScript permite a definição de <text:span text:style-name="T1">valores de parâmetro padrão</text:span>. Esses valores são atribuídos automaticamente a um parâmetro caso nenhum argumento correspondente seja fornecido durante a chamada.</text:p>
      <text:p text:style-name="P15"/>
      <text:p text:style-name="P41"><text:span text:style-name="Source_20_Text">function soma(n1 = 0, n2 = 0) {</text:span></text:p>
      <text:p text:style-name="P41"><text:span text:style-name="Source_20_Text"><text:s text:c="2"/>// A função agora retorna o resultado em vez de imprimi-lo diretamente.</text:span></text:p>
      <text:p text:style-name="P41"><text:span text:style-name="Source_20_Text"><text:s text:c="2"/>return n1 + n2;</text:span></text:p>
      <text:p text:style-name="P41"><text:span text:style-name="Source_20_Text">}</text:span></text:p>
      <text:p text:style-name="P10"><text:span text:style-name="Source_20_Text"/></text:p>
      <text:p text:style-name="P15">Essa sintaxe elegante garante que a função sempre terá valores numéricos para trabalhar. O comportamento varia de acordo com a chamada:</text:p>
      <text:p text:style-name="P15"/>
      <text:list text:style-name="L17">
        <text:list-item>
          <text:p text:style-name="P42"><text:span text:style-name="T1">Chamada sem argumentos (</text:span><text:span text:style-name="Source_20_Text"><text:span text:style-name="T1">soma()</text:span></text:span><text:span text:style-name="T1">):</text:span> <text:span text:style-name="Source_20_Text">n1</text:span> assume <text:span text:style-name="Source_20_Text">0</text:span> e <text:span text:style-name="Source_20_Text">n2</text:span> assume <text:span text:style-name="Source_20_Text">0</text:span>. O resultado é <text:span text:style-name="Source_20_Text">0</text:span>.</text:p>
        </text:list-item>
        <text:list-item>
          <text:p text:style-name="P42"><text:span text:style-name="T1">Chamada com um argumento (</text:span><text:span text:style-name="Source_20_Text"><text:span text:style-name="T1">soma(10)</text:span></text:span><text:span text:style-name="T1">):</text:span> <text:span text:style-name="Source_20_Text">n1</text:span> recebe <text:span text:style-name="Source_20_Text">10</text:span> e, como o segundo argumento está ausente, <text:span text:style-name="Source_20_Text">n2</text:span> assume seu valor padrão, <text:span text:style-name="Source_20_Text">0</text:span>. O resultado é <text:span text:style-name="Source_20_Text">10</text:span>.</text:p>
        </text:list-item>
      </text:list>
      <text:p text:style-name="P15"/>
      <text:p text:style-name="P15">Para uma melhor organização do código, os valores padrão também podem ser definidos por meio de variáveis ou constantes externas. Isso centraliza a configuração e facilita a manutenção.</text:p>
      <text:p text:style-name="P15"/>
      <text:p text:style-name="P15"/>
      <text:p text:style-name="P9"><text:soft-page-break/><text:span text:style-name="Source_20_Text">const valor_padrao = 0;</text:span></text:p>
      <text:p text:style-name="P9"/>
      <text:p text:style-name="P9"><text:span text:style-name="Source_20_Text">function soma(n1 = valor_padrao, n2 = valor_padrao) {</text:span></text:p>
      <text:p text:style-name="P9"><text:span text:style-name="Source_20_Text"><text:s text:c="2"/>return n1 + n2;</text:span></text:p>
      <text:p text:style-name="P9"><text:span text:style-name="Source_20_Text">}</text:span></text:p>
      <text:p text:style-name="P9"/>
      <text:p text:style-name="P9"><text:span text:style-name="Source_20_Text">console.log(soma()); <text:s text:c="6"/>// Saída: 0</text:span></text:p>
      <text:p text:style-name="P9"><text:span text:style-name="Source_20_Text">console.log(soma(5)); <text:s text:c="5"/>// Saída: 5</text:span></text:p>
      <text:p text:style-name="P9"><text:span text:style-name="Source_20_Text">console.log(soma(5, 10)); <text:s/>// Saída: 15</text:span></text:p>
      <text:p text:style-name="P10"><text:span text:style-name="Source_20_Text"/></text:p>
      <text:p text:style-name="P15">Até agora, nossas funções executavam uma ação interna (<text:span text:style-name="Source_20_Text">console.log</text:span>), mas as refatoramos para que calculem um resultado e o disponibilizem para outras partes do nosso programa. É aqui que a instrução <text:span text:style-name="Source_20_Text">return</text:span> se torna essencial.</text:p>
      <text:p text:style-name="P15"/>
      <text:h text:style-name="P4" text:outline-level="2">3. Retornando Valores: A Diferença Crucial entre Ação e Resultado</text:h>
      <text:p text:style-name="P3"/>
      <text:p text:style-name="P15">A instrução <text:span text:style-name="Source_20_Text">return</text:span> marca uma distinção fundamental no propósito de uma função. É a diferença entre uma função que <text:span text:style-name="T1">realiza uma tarefa</text:span> (uma ação, como imprimir no console) e uma que <text:span text:style-name="T1">produz um valor</text:span> (um resultado que pode ser usado em lógicas subsequentes). Uma ação é executada e finalizada; um valor é devolvido para se tornar parte de outra expressão ou cálculo.</text:p>
      <text:p text:style-name="P15"/>
      <text:p text:style-name="P15">Quando uma função que utiliza <text:span text:style-name="Source_20_Text">return</text:span> é executada, a própria chamada da função é efetivamente substituída pelo valor retornado. Por exemplo, se a função <text:span text:style-name="Source_20_Text">soma(10, 10)</text:span> retorna <text:span text:style-name="Source_20_Text">20</text:span>, a expressão <text:span text:style-name="Source_20_Text">let resultado = soma(10, 10)</text:span> se comporta como <text:span text:style-name="Source_20_Text">let resultado = 20</text:span>. Se o valor retornado não for capturado ou utilizado, ele é descartado, e nenhuma saída visível é produzida. Existem duas maneiras principais de utilizar um valor retornado:</text:p>
      <text:p text:style-name="P15"/>
      <table:table table:name="Tabela5" table:style-name="Tabela5">
        <table:table-column table:style-name="Tabela5.A"/>
        <table:table-column table:style-name="Tabela5.B"/>
        <table:table-row>
          <table:table-cell table:style-name="Tabela5.A1" office:value-type="string">
            <text:p text:style-name="P5">Método de Uso</text:p>
          </table:table-cell>
          <table:table-cell table:style-name="Tabela5.B1" office:value-type="string">
            <text:p text:style-name="P5">Exemplo de Código</text:p>
          </table:table-cell>
        </table:table-row>
        <table:table-row>
          <table:table-cell table:style-name="Tabela5.A2" office:value-type="string">
            <text:p text:style-name="P43">Uso Direto</text:p>
          </table:table-cell>
          <table:table-cell table:style-name="Tabela5.B2" office:value-type="string">
            <text:p text:style-name="P44">Armazenamento de Variável</text:p>
          </table:table-cell>
        </table:table-row>
        <table:table-row>
          <table:table-cell table:style-name="Tabela5.A3" office:value-type="string">
            <text:p text:style-name="P7">console.log(soma(10, 10));</text:p>
          </table:table-cell>
          <table:table-cell table:style-name="Tabela5.B3" office:value-type="string">
            <text:p text:style-name="P45"><text:span text:style-name="Source_20_Text">let resultado_soma = soma(5, 5);</text:span></text:p>
            <text:p text:style-name="P45"><text:span text:style-name="Source_20_Text">console.log(resultado_soma);</text:span></text:p>
          </table:table-cell>
        </table:table-row>
      </table:table>
      <text:p text:style-name="P46"/>
      <text:p text:style-name="Standard"><text:span text:style-name="Source_20_Text"><text:span text:style-name="T8">Para fins didáticos e para melhorar a clareza em funções mais complexas, é uma boa prática armazenar o resultado em uma variável local antes de retorná-lo. Isso torna o fluxo de dados dentro da função mais explícito.</text:span></text:span></text:p>
      <text:p text:style-name="Standard"><text:span text:style-name="Source_20_Text"/></text:p>
      <text:p text:style-name="P9"><text:span text:style-name="Source_20_Text">function soma(n1 = 0, n2 = 0) {</text:span></text:p>
      <text:p text:style-name="P9"><text:span text:style-name="Source_20_Text"><text:s text:c="2"/>let res = n1 + n2; // Armazena o resultado em uma variável local</text:span></text:p>
      <text:p text:style-name="P9"><text:span text:style-name="Source_20_Text"><text:s text:c="2"/>return res; <text:s text:c="7"/>// Retorna o valor da variável</text:span></text:p>
      <text:p text:style-name="P9"><text:span text:style-name="Source_20_Text">}</text:span></text:p>
      <text:p text:style-name="P10"><text:span text:style-name="Source_20_Text"/></text:p>
      <text:p text:style-name="P15">Com a capacidade de receber dados via parâmetros e devolver resultados via <text:span text:style-name="Source_20_Text">return</text:span>, as funções se tornam unidades de lógica independentes. No entanto, elas também podem interagir e modificar variáveis que existem fora de seu próprio escopo.</text:p>
      <text:h text:style-name="P4" text:outline-level="2"><text:soft-page-break/>4. Interação com o Escopo Externo: Modificando Variáveis Globais</text:h>
      <text:p text:style-name="P3"/>
      <text:p text:style-name="P15">Em JavaScript, as funções podem ir além de seus próprios limites e interagir com variáveis declaradas no escopo externo (global). Esse comportamento, às vezes chamado de "efeito colateral" (<text:span text:style-name="T3">side effect</text:span>), é uma ferramenta poderosa que, quando gerenciada com cuidado, permite que funções alterem o estado geral de uma aplicação.</text:p>
      <text:p text:style-name="P15"/>
      <text:h text:style-name="P8" text:outline-level="3">Método 1: Atualização Controlada do Estado via <text:span text:style-name="Source_20_Text">return</text:span></text:h>
      <text:p text:style-name="P3"><text:span text:style-name="Source_20_Text"/></text:p>
      <text:p text:style-name="P15">Uma abordagem controlada para modificar uma variável externa envolve o uso de <text:span text:style-name="Source_20_Text">return</text:span>. O fluxo é explícito, pois o código que chama a função mantém o controle sobre a atualização do estado.</text:p>
      <text:p text:style-name="P15"/>
      <text:list text:style-name="L18">
        <text:list-item>
          <text:p text:style-name="P47">Uma variável externa é inicializada.</text:p>
        </text:list-item>
        <text:list-item>
          <text:p text:style-name="P47">A função é chamada. Ela lê o valor atual da variável externa, realiza um cálculo e <text:span text:style-name="T3">retorna</text:span> um novo resultado.</text:p>
        </text:list-item>
        <text:list-item>
          <text:p text:style-name="P47">O valor retornado é explicitamente reatribuído à variável externa, completando a atualização de seu estado de forma cumulativa.</text:p>
          <text:p text:style-name="P47"/>
        </text:list-item>
      </text:list>
      <text:p text:style-name="P9"><text:span text:style-name="Source_20_Text">let valor = 0;</text:span></text:p>
      <text:p text:style-name="P9"><text:span text:style-name="Source_20_Text">console.log(`Valor inicial: ${valor}`); // Saída: 0</text:span></text:p>
      <text:p text:style-name="P9"/>
      <text:p text:style-name="P9"><text:span text:style-name="Source_20_Text">function add(v) {</text:span></text:p>
      <text:p text:style-name="P9"><text:span text:style-name="Source_20_Text"><text:s text:c="2"/>// A função usa o valor ATUAL da variável externa</text:span></text:p>
      <text:p text:style-name="P9"><text:span text:style-name="Source_20_Text"><text:s text:c="2"/>return valor + v;</text:span></text:p>
      <text:p text:style-name="P9"><text:span text:style-name="Source_20_Text">}</text:span></text:p>
      <text:p text:style-name="P9"/>
      <text:p text:style-name="P9"><text:span text:style-name="Source_20_Text">// 1ª chamada: O retorno (0 + 10) é reatribuído a 'valor'</text:span></text:p>
      <text:p text:style-name="P9"><text:span text:style-name="Source_20_Text">valor = add(10);</text:span></text:p>
      <text:p text:style-name="P9"><text:span text:style-name="Source_20_Text">console.log(`Após adicionar 10: ${valor}`); // Saída: 10</text:span></text:p>
      <text:p text:style-name="P9"/>
      <text:p text:style-name="P9"><text:span text:style-name="Source_20_Text">// 2ª chamada: O retorno (10 + 5) é reatribuído a 'valor'</text:span></text:p>
      <text:p text:style-name="P9"><text:span text:style-name="Source_20_Text">valor = add(5);</text:span></text:p>
      <text:p text:style-name="P9"><text:span text:style-name="Source_20_Text">console.log(`Após adicionar 5: ${valor}`); // Saída: 15</text:span></text:p>
      <text:p text:style-name="P10"><text:span text:style-name="Source_20_Text"/></text:p>
      <text:h text:style-name="P8" text:outline-level="3">Método 2: Mutação Direta do Estado</text:h>
      <text:p text:style-name="P3"/>
      <text:p text:style-name="P15">JavaScript também permite uma abordagem mais direta, na qual a função modifica a variável externa sem a necessidade de <text:span text:style-name="Source_20_Text">return</text:span>. A função acessa e altera diretamente o valor da variável no escopo superior, alterando o estado do programa de forma imediata.</text:p>
      <text:p text:style-name="P15"/>
      <text:p text:style-name="P15"/>
      <text:p text:style-name="P15"/>
      <text:p text:style-name="P15"/>
      <text:p text:style-name="P15"/>
      <text:p text:style-name="P15"/>
      <text:p text:style-name="P15"/>
      <text:p text:style-name="P9"><text:soft-page-break/><text:span text:style-name="Source_20_Text">let valor = 0;</text:span></text:p>
      <text:p text:style-name="P9"/>
      <text:p text:style-name="P9"><text:span text:style-name="Source_20_Text">function add(v) {</text:span></text:p>
      <text:p text:style-name="P9"><text:span text:style-name="Source_20_Text"><text:s text:c="2"/>// Modificação direta da variável externa</text:span></text:p>
      <text:p text:style-name="P9"><text:span text:style-name="Source_20_Text"><text:s text:c="2"/>valor += v;</text:span></text:p>
      <text:p text:style-name="P9"><text:span text:style-name="Source_20_Text">}</text:span></text:p>
      <text:p text:style-name="P9"/>
      <text:p text:style-name="P9"><text:span text:style-name="Source_20_Text">add(10); // A variável 'valor' agora é 10</text:span></text:p>
      <text:p text:style-name="P9"><text:span text:style-name="Source_20_Text">add(5); <text:s/>// A variável 'valor' agora é 15</text:span></text:p>
      <text:p text:style-name="P9"><text:span text:style-name="Source_20_Text">console.log(`Valor final: ${valor}`); // Saída: 15</text:span></text:p>
      <text:p text:style-name="P10"><text:span text:style-name="Source_20_Text"/></text:p>
      <text:p text:style-name="P15">A principal lição é que as funções em JavaScript não são caixas isoladas; elas têm a capacidade de operar e alterar o estado de variáveis que não foram declaradas dentro delas. Compreender essa característica é fundamental para gerenciar o fluxo de dados e o estado em aplicações complexas.</text:p>
      <text:p text:style-name="P15"/>
      <text:h text:style-name="P4" text:outline-level="2">5. Conclusão: Síntese dos Aprendizados</text:h>
      <text:p text:style-name="P3"/>
      <text:p text:style-name="P15">Ao longo desta aula, exploramos os pilares das funções parametrizadas em JavaScript. Recapitulamos que parâmetros tornam funções dinâmicas, permitindo que processem dados diferentes a cada chamada. Vimos como o uso de <text:span text:style-name="T1">valores padrão</text:span> adiciona uma camada de robustez, prevenindo erros como <text:span text:style-name="Source_20_Text">NaN</text:span>. Foi destacada a distinção crítica entre uma função que realiza uma ação (<text:span text:style-name="Source_20_Text">console.log</text:span>) e uma que produz um resultado (<text:span text:style-name="Source_20_Text">return</text:span>), sendo esta última essencial para a composição de lógicas complexas. Finalmente, analisamos como as funções podem interagir com o escopo externo, modificando o estado de variáveis globais. O domínio desses conceitos é um passo essencial para qualquer desenvolvedor que deseje escrever código JavaScript que seja, ao mesmo tempo, modular, flexível e poderoso.</text:p>
      <text:p text:style-name="P15"/>
      <text:h text:style-name="P48" text:outline-level="1">Parâmetros REST em Funções JavaScript</text:h>
      <text:p text:style-name="P15"/>
      <text:h text:style-name="P4" text:outline-level="2">1.0 O Desafio das Funções com Parâmetros Fixos</text:h>
      <text:p text:style-name="P3"/>
      <text:p text:style-name="P15">Em JavaScript, a criação de funções parametrizadas é um conceito fundamental para o desenvolvimento de código modular e reutilizável. Compreender como os parâmetros são passados e manipulados é crucial, pois estabelece a base para a construção de lógicas mais complexas. No entanto, a abordagem tradicional revela uma limitação significativa quando lidamos com um número variável de entradas.</text:p>
      <text:p text:style-name="P15"/>
      <text:p text:style-name="P15">A limitação fundamental de uma função tradicional reside em seu número pré-definido de parâmetros. Considere uma função simples projetada para somar dois números: <text:span text:style-name="Source_20_Text">soma(n1, n2)</text:span>. Essa função é perfeitamente funcional para o seu propósito específico, mas sua rigidez se torna um obstáculo em cenários mais dinâmicos.</text:p>
      <text:p text:style-name="P15"/>
      <text:p text:style-name="P15">O problema prático surge quando há a necessidade de somar três, quatro ou um número indeterminado de valores. A função <text:span text:style-name="Source_20_Text">soma(n1, n2)</text:span> torna-se inadequada, pois não foi projetada para lidar com argumentos além dos dois especificados. Isso forçaria o desenvolvedor a criar novas funções para cada quantidade de parâmetros, resultando em código repetitivo e de difícil manutenção. É para resolver essa inflexibilidade que <text:soft-page-break/>os parâmetros REST foram introduzidos como parte da especificação ES6 (ECMAScript 2015), modernizando a forma como as funções lidam com argumentos.</text:p>
      <text:p text:style-name="P15"/>
      <text:h text:style-name="P4" text:outline-level="2">2.0 A Solução: Apresentando os Parâmetros REST</text:h>
      <text:p text:style-name="P3"/>
      <text:p text:style-name="P15">Os parâmetros REST representam uma evolução no padrão de passagem de parâmetros em JavaScript, oferecendo uma solução elegante e poderosa para criar funções mais versáteis e reutilizáveis. Essa funcionalidade permite que uma função aceite um número indefinido de argumentos, sem a necessidade de especificá-los individualmente em sua declaração.</text:p>
      <text:p text:style-name="P15"/>
      <text:p text:style-name="P15">Na prática, os parâmetros REST coletam todos os argumentos restantes passados para uma função e os agrupam em uma única estrutura de dados. A sintaxe para declarar parâmetros REST utiliza a notação de três pontos (<text:span text:style-name="Source_20_Text">...</text:span>), como em <text:span text:style-name="Source_20_Text">function soma(...valores)</text:span>. (Nota: Embora a sintaxe <text:span text:style-name="Source_20_Text">...</text:span> seja a mesma do operador Spread, seu papel aqui é o oposto. Como parâmetro de função, ele <text:span text:style-name="T3">coleta</text:span> múltiplos argumentos em um único array; como operador Spread, ele <text:span text:style-name="T3">expande</text:span> um array em múltiplos elementos).</text:p>
      <text:p text:style-name="P15"/>
      <text:p text:style-name="P15">Com essa declaração, a função <text:span text:style-name="Source_20_Text">soma</text:span> se torna capaz de receber qualquer quantidade de argumentos, que são então tratados internamente de forma unificada. A próxima seção detalha como esses valores são acessados e manipulados dentro da função.</text:p>
      <text:p text:style-name="P15"/>
      <text:h text:style-name="P4" text:outline-level="2">3.0 Implementação Prática: Manipulando um Número Variável de Argumentos</text:h>
      <text:p text:style-name="P3"/>
      <text:p text:style-name="P15">Ao utilizar parâmetros REST, os argumentos passados para a função são automaticamente agrupados e disponibilizados como um <text:span text:style-name="Source_20_Text">Array</text:span>. Uma visão chave é que <text:span text:style-name="Source_20_Text">...valores</text:span> não é apenas um marcador, mas um verdadeiro <text:span text:style-name="Source_20_Text">Array</text:span>. Se modificássemos temporariamente nossa função para <text:span text:style-name="Source_20_Text">return valores.length;</text:span> e a chamássemos com <text:span text:style-name="Source_20_Text">soma(10, 5)</text:span>, a saída seria <text:span text:style-name="Source_20_Text">2</text:span>, demonstrando que os argumentos são coletados em uma estrutura com a qual podemos trabalhar imediatamente. Essa característica permite que o desenvolvedor utilize todas as propriedades e métodos de iteração padrão de arrays para processar os dados recebidos. A seguir, comparamos duas abordagens para iterar sobre esses valores e realizar a soma.</text:p>
      <text:p text:style-name="P15"/>
      <text:h text:style-name="P8" text:outline-level="3">3.1 Abordagem 1: Iteração com o Loop <text:span text:style-name="Source_20_Text">for</text:span> Tradicional</text:h>
      <text:p text:style-name="P3"/>
      <text:p text:style-name="P15">O primeiro método para implementar a função <text:span text:style-name="Source_20_Text">soma</text:span> com parâmetros REST utiliza um loop <text:span text:style-name="Source_20_Text">for</text:span> clássico. O processo é estruturado e segue uma lógica passo a passo:</text:p>
      <text:p text:style-name="P15"/>
      <text:list text:style-name="L19">
        <text:list-item>
          <text:p text:style-name="P49"><text:span text:style-name="T1">Inicialização:</text:span> Uma variável <text:span text:style-name="Source_20_Text">res</text:span> é inicializada com <text:span text:style-name="Source_20_Text">0</text:span> para acumular o resultado da soma.</text:p>
        </text:list-item>
        <text:list-item>
          <text:p text:style-name="P49"><text:span text:style-name="T1">Contagem e Iteração:</text:span> Um loop <text:span text:style-name="Source_20_Text">for</text:span> tradicional (<text:span text:style-name="Source_20_Text">for (let i = 0; i &lt; valores.length; i++)</text:span>) é construído para percorrer cada elemento do array, utilizando um índice <text:span text:style-name="Source_20_Text">i</text:span> que vai de <text:span text:style-name="Source_20_Text">0</text:span> até o comprimento do array.</text:p>
        </text:list-item>
        <text:list-item>
          <text:p text:style-name="P49"><text:span text:style-name="T1">Acumulação:</text:span> Dentro do loop, o elemento atual, acessado por <text:span text:style-name="Source_20_Text">valores[i]</text:span>, é somado à variável <text:span text:style-name="Source_20_Text">res</text:span>.</text:p>
        </text:list-item>
        <text:list-item>
          <text:p text:style-name="P49"><text:span text:style-name="T1">Retorno:</text:span> Após o término do loop, o resultado final acumulado em <text:span text:style-name="Source_20_Text">res</text:span> é retornado.</text:p>
        </text:list-item>
      </text:list>
      <text:p text:style-name="P15"><text:soft-page-break/>Com esta implementação, uma chamada como <text:span text:style-name="Source_20_Text">soma(10, 5)</text:span> retorna corretamente <text:span text:style-name="Source_20_Text">15</text:span>. A vantagem é que podemos adicionar mais argumentos, e a mesma função os processará sem alterações. O bloco de código a seguir ilustra essa implementação em ação:</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let i = 0; i &lt; valores.length; i++) {</text:span></text:p>
      <text:p text:style-name="P9"><text:span text:style-name="Source_20_Text"><text:s text:c="8"/>res += valores[i];</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 Retorna 25</text:span></text:p>
      <text:p text:style-name="P10"><text:span text:style-name="Source_20_Text"/></text:p>
      <text:h text:style-name="P8" text:outline-level="3">3.2 Abordagem 2: Refatoração com o Loop <text:span text:style-name="Source_20_Text">for...of</text:span></text:h>
      <text:p text:style-name="P3"><text:span text:style-name="Source_20_Text"/></text:p>
      <text:p text:style-name="P15">Uma alternativa mais moderna e concisa para percorrer os elementos de um array é o loop <text:span text:style-name="Source_20_Text">for...of</text:span>. Essa estrutura é superior para este caso de uso por ser mais declarativa: ela foca no <text:span text:style-name="T3">que</text:span> queremos fazer (operar em cada valor) em vez de no <text:span text:style-name="T3">como</text:span> fazer (gerenciar um índice). Essa abordagem reduz a carga cognitiva e elimina a possibilidade de erros comuns, como os "off-by-one errors" relacionados ao gerenciamento manual de índices A implementação refatorada é mais direta:</text:p>
      <text:p text:style-name="P15"/>
      <text:list text:style-name="L20">
        <text:list-item>
          <text:p text:style-name="P50">O loop <text:span text:style-name="Source_20_Text">for (const v of valores)</text:span> itera diretamente sobre cada valor (<text:span text:style-name="Source_20_Text">v</text:span>) contido no array <text:span text:style-name="Source_20_Text">valores</text:span>, eliminando a necessidade de uma variável de contagem (<text:span text:style-name="Source_20_Text">i</text:span>) e do acesso explícito à propriedade <text:span text:style-name="Source_20_Text">.length</text:span>.</text:p>
        </text:list-item>
        <text:list-item>
          <text:p text:style-name="P50">A lógica de acumulação é simplificada para <text:span text:style-name="Source_20_Text">res += v</text:span>, tornando o corpo do loop mais enxuto e legível.</text:p>
        </text:list-item>
      </text:list>
      <text:p text:style-name="P15"/>
      <text:p text:style-name="P15">O código refatorado proporciona o mesmo resultado com uma construção mais simples e expressiva:</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const v of valores) {</text:span></text:p>
      <text:p text:style-name="P9"><text:span text:style-name="Source_20_Text"><text:s text:c="8"/>res += v;</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15)); // Retorna 40</text:span></text:p>
      <text:p text:style-name="P10"><text:span text:style-name="Source_20_Text"/></text:p>
      <text:p text:style-name="P15">Embora ambos os loops atinjam o mesmo resultado, o <text:span text:style-name="Source_20_Text">for...of</text:span> é a escolha idiomática para iterar sobre parâmetros REST, pois se alinha com a ênfase do JavaScript moderno em legibilidade e manipulação direta de dados.</text:p>
      <text:p text:style-name="P15"/>
      <text:h text:style-name="P4" text:outline-level="2"><text:soft-page-break/>4.0 Conclusão: A Flexibilidade dos Parâmetros REST</text:h>
      <text:p text:style-name="P3"/>
      <text:p text:style-name="P15">A lição central desta análise é que os parâmetros REST, identificados pela sintaxe <text:span text:style-name="Source_20_Text">...</text:span>, são a ferramenta ideal em JavaScript para criar funções que precisam lidar com uma quantidade variável de entradas. Eles eliminam a rigidez das declarações de função com um número fixo de parâmetros, promovendo um código mais adaptável e reutilizável. Os principais benefícios podem ser resumidos em dois pontos-chave:</text:p>
      <text:p text:style-name="P15"/>
      <text:list text:style-name="L21">
        <text:list-item>
          <text:p text:style-name="P51"><text:span text:style-name="T1">Versatilidade:</text:span> Permite que uma única função, como a função <text:span text:style-name="Source_20_Text">soma</text:span>, opere com dois, cinco ou qualquer quantidade de argumentos, sem a necessidade de qualquer alteração em seu código-fonte.</text:p>
        </text:list-item>
        <text:list-item>
          <text:p text:style-name="P51"><text:span text:style-name="T1">Simplicidade:</text:span> Os argumentos são convenientemente agrupados em um array, o que simplifica o processamento ao permitir o uso de métodos de array e estruturas de loop modernas e eficientes, como o <text:span text:style-name="Source_20_Text">for...of</text:span>.</text:p>
          <text:p text:style-name="P51"/>
        </text:list-item>
      </text:list>
      <text:p text:style-name="P15">Dominar o uso de parâmetros REST é, portanto, um passo importante para a escrita de código JavaScript moderno, limpo e profissional, capaz de responder de forma elegante a requisitos dinâmicos.</text:p>
      <text:p text:style-name="P15"/>
      <text:h text:style-name="P48" text:outline-level="1">Funções Anônimas em JavaScript</text:h>
      <text:p text:style-name="P15"/>
      <text:h text:style-name="P4" text:outline-level="2">1. Introdução às Funções Anônimas: Conceito e Propósito</text:h>
      <text:p text:style-name="P3"/>
      <text:p text:style-name="P15">Funções anônimas são uma construção fundamental em JavaScript, caracterizadas principalmente pela ausência de um nome associado. Sua importância estratégica reside no fato de serem processadas de maneira distinta pelo motor do JavaScript: ao contrário das funções nomeadas, que são analisadas e alocadas na memória antes da execução do código, as funções anônimas são criadas apenas em tempo de execução. A diferença fundamental está no momento da instanciação. Uma função nomeada é declarada e reservada na memória, pronta para ser invocada a qualquer momento. Em contrapartida, uma função anônima é definida como uma expressão, e sua criação ocorre somente quando o fluxo de execução do programa atinge a linha onde ela está declarada. Essa diferença é um resultado direto de como o JavaScript processa declarações de função (que são 'içadas' ou 'hoisted') versus expressões de função (que são avaliadas em tempo de execução).</text:p>
      <text:p text:style-name="P15">Compreendido o conceito, é essencial analisar a sintaxe básica e a implementação prática dessas funções para utilizá-las de forma eficaz.</text:p>
      <text:p text:style-name="P15"/>
      <text:h text:style-name="P4" text:outline-level="2">2. Implementação Padrão de Funções Anônimas</text:h>
      <text:p text:style-name="P3"/>
      <text:p text:style-name="P15">Dominar a sintaxe fundamental é o primeiro passo para criar e utilizar funções anônimas de maneira eficiente. Embora não possuam um nome, elas devem ser atribuídas a uma variável ou constante para serem invocadas. No JavaScript moderno, o uso de <text:span text:style-name="Source_20_Text">const</text:span> é a prática recomendada para garantir que a referência à função não seja acidentalmente reatribuída. A sintaxe para criar uma função anônima e atribuí-la a uma constante é direta. O exemplo abaixo ilustra a criação de uma função que soma dois valores, <text:span text:style-name="Source_20_Text">v1</text:span> e <text:span text:style-name="Source_20_Text">v2</text:span>:</text:p>
      <text:p text:style-name="P15"/>
      <text:p text:style-name="P9"><text:span text:style-name="Source_20_Text">const soma = function(v1, v2) {</text:span></text:p>
      <text:p text:style-name="P9"><text:span text:style-name="Source_20_Text"><text:s text:c="2"/>return v1 + v2;</text:span></text:p>
      <text:p text:style-name="P9"><text:span text:style-name="Source_20_Text">};</text:span></text:p>
      <text:p text:style-name="P15"><text:soft-page-break/>Para invocar a função, utilizamos a constante <text:span text:style-name="Source_20_Text">soma</text:span> como se fosse o nome da função. O comportamento é idêntico ao de uma função nomeada, e podemos usar <text:span text:style-name="Source_20_Text">console.log</text:span> para exibir o resultado retornado:</text:p>
      <text:p text:style-name="P15"/>
      <text:p text:style-name="P9"><text:span text:style-name="Source_20_Text">console.log(soma(10, 5)); // Saída: 15</text:span></text:p>
      <text:p text:style-name="P10"><text:span text:style-name="Source_20_Text"/></text:p>
      <text:p text:style-name="P15">A versatilidade das funções anônimas permite a implementação de lógicas complexas. É possível, por exemplo, utilizar parâmetros rest (<text:span text:style-name="Source_20_Text">...valores</text:span>) para criar uma função que soma múltiplos argumentos. O exemplo a seguir demonstra o uso de um laço <text:span text:style-name="Source_20_Text">for...of</text:span> para iterar sobre os valores e calcular o total, provando que construções lógicas avançadas são perfeitamente aplicáveis:</text:p>
      <text:p text:style-name="P15"/>
      <text:p text:style-name="P9"><text:span text:style-name="Source_20_Text">const somaValores = function(...valores) {</text:span></text:p>
      <text:p text:style-name="P9"><text:span text:style-name="Source_20_Text"><text:s text:c="2"/>let resultado = 0;</text:span></text:p>
      <text:p text:style-name="P9"><text:span text:style-name="Source_20_Text"><text:s text:c="2"/>for (let v of valores) {</text:span></text:p>
      <text:p text:style-name="P9"><text:span text:style-name="Source_20_Text"><text:s text:c="4"/>resultado += v;</text:span></text:p>
      <text:p text:style-name="P9"><text:span text:style-name="Source_20_Text"><text:s text:c="2"/>}</text:span></text:p>
      <text:p text:style-name="P9"><text:span text:style-name="Source_20_Text"><text:s text:c="2"/>return resultado;</text:span></text:p>
      <text:p text:style-name="P9"><text:span text:style-name="Source_20_Text">};</text:span></text:p>
      <text:p text:style-name="P10"><text:span text:style-name="Source_20_Text"/></text:p>
      <text:p text:style-name="P15">Além dessa implementação padrão, existe uma forma alternativa e mais específica de criar funções anônimas através de um construtor nativo do JavaScript.</text:p>
      <text:p text:style-name="P15"/>
      <text:h text:style-name="P4" text:outline-level="2">3. O Construtor <text:span text:style-name="Source_20_Text">new Function</text:span>: Uma Abordagem Alternativa</text:h>
      <text:p text:style-name="P3"/>
      <text:p text:style-name="P15">O Construtor de Função (<text:span text:style-name="Source_20_Text">new Function</text:span>) é uma ferramenta especializada para a criação de funções anônimas, ideal para cenários que envolvem operações mais simples e diretas. Sua sintaxe difere significativamente do método de declaração padrão, exigindo uma estrutura específica para definir os parâmetros e o corpo da função. A criação de uma função anônima com este método envolve o uso do operador <text:span text:style-name="Source_20_Text">new</text:span> seguido pelo construtor <text:span text:style-name="Source_20_Text">Function</text:span>. As regras sintáticas para sua utilização são estritas e essenciais para o seu correto funcionamento:</text:p>
      <text:list text:style-name="L22">
        <text:list-item>
          <text:p text:style-name="P52">O uso do operador <text:span text:style-name="Source_20_Text">new</text:span> é obrigatório.</text:p>
        </text:list-item>
        <text:list-item>
          <text:p text:style-name="P52">A palavra-chave <text:span text:style-name="Source_20_Text">Function</text:span> deve começar com letra maiúscula, seguindo a convenção de construtores em JavaScript.</text:p>
        </text:list-item>
        <text:list-item>
          <text:p text:style-name="P52">Todos os componentes — os nomes dos parâmetros e o corpo da função — devem ser passados individualmente como strings.</text:p>
        </text:list-item>
        <text:list-item>
          <text:p text:style-name="P52">O último parâmetro fornecido ao construtor é sempre interpretado como o corpo da função, ou seja, o código que será executado.</text:p>
        </text:list-item>
      </text:list>
      <text:p text:style-name="P15"/>
      <text:p text:style-name="P15">O exemplo a seguir demonstra como criar uma função de soma para três valores (<text:span text:style-name="Source_20_Text">v1</text:span>, <text:span text:style-name="Source_20_Text">v2</text:span>, <text:span text:style-name="Source_20_Text">v3</text:span>) utilizando o construtor <text:span text:style-name="Source_20_Text">new Function</text:span>:</text:p>
      <text:p text:style-name="P15"/>
      <text:p text:style-name="P9"><text:span text:style-name="Source_20_Text">const somaConstrutor = new Function("v1", "v2", "v3", "return v1 + v2 + v3");</text:span></text:p>
      <text:p text:style-name="P15"><text:soft-page-break/>A chamada da função criada pelo construtor é feita da mesma forma que a implementação padrão, através da constante à qual foi associada:</text:p>
      <text:p text:style-name="P15"/>
      <text:p text:style-name="P9"><text:span text:style-name="Source_20_Text">console.log(somaConstrutor(10, 5, 2)); // Saída: 17</text:span></text:p>
      <text:p text:style-name="P10"><text:span text:style-name="Source_20_Text"/></text:p>
      <text:p text:style-name="P15">A escolha do método depende do contexto: a sintaxe padrão é superior para lógicas complexas, enquanto o Construtor <text:span text:style-name="Source_20_Text">new Function</text:span> pode ser útil para criar funções dinamicamente a partir de strings, desde que a lógica do corpo seja concisa e simples.</text:p>
      <text:p text:style-name="P15"/>
      <text:h text:style-name="P4" text:outline-level="2">4. Conclusão: Principais Pontos da Aula</text:h>
      <text:p text:style-name="P3"/>
      <text:p text:style-name="P15">Esta aula explorou os fundamentos e as diferentes formas de implementação de funções anônimas em JavaScript. Ao dominar esses conceitos, é possível escrever um código mais dinâmico e adaptável. Os principais aprendizados sobre funções anônimas podem ser resumidos em três pontos centrais:</text:p>
      <text:list text:style-name="L23">
        <text:list-item>
          <text:p text:style-name="P53"><text:span text:style-name="T1">Definição e Criação</text:span>: A principal característica de uma função anônima é a ausência de um nome. Diferente das funções nomeadas, que são alocadas na memória antes do código rodar, as anônimas são criadas (instanciadas) somente em tempo de execução.</text:p>
        </text:list-item>
        <text:list-item>
          <text:p text:style-name="P53"><text:span text:style-name="T1">Sintaxe Padrão</text:span>: A forma mais comum de criar uma função anônima é atribuí-la a uma variável ou constante. Elas podem conter qualquer lógica de programação, incluindo estruturas complexas e recursos modernos como parâmetros rest.</text:p>
        </text:list-item>
        <text:list-item>
          <text:p text:style-name="P53"><text:span text:style-name="T1">O Construtor </text:span><text:span text:style-name="Source_20_Text"><text:span text:style-name="T1">new Function</text:span></text:span>: Representa uma abordagem alternativa, ideal para funções mais simples. Sua sintaxe possui regras específicas, como o uso obrigatório do operador <text:span text:style-name="Source_20_Text">new</text:span>, a capitalização de <text:span text:style-name="Source_20_Text">Function</text:span> e a passagem de todos os argumentos, incluindo o corpo da função, como strings.</text:p>
        </text:list-item>
      </text:list>
      <text:p text:style-name="P15"/>
      <text:p text:style-name="P15"/>
      <text:p text:style-name="P1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5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7T16:40:45.035758814</dc:date>
    <meta:editing-duration>PT2H48M47S</meta:editing-duration>
    <meta:editing-cycles>10</meta:editing-cycles>
    <meta:generator>LibreOffice/25.8.4.2$Linux_X86_64 LibreOffice_project/290daaa01b999472f0c7a3890eb6a550fd74c6df</meta:generator>
    <meta:document-statistic meta:table-count="5" meta:image-count="0" meta:object-count="0" meta:page-count="34" meta:paragraph-count="580" meta:word-count="11726" meta:character-count="71586" meta:non-whitespace-character-count="60249"/>
  </office:meta>
</office:document-meta>
</file>